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7">
      <style:table-cell-properties fo:background-color="#AFD095"/>
    </style:style>
    <style:style style:name="ce32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7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7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9"/>
    <style:style style:name="ce5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3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fo:font-weight="bold" style:font-weight-asian="bold" style:font-weight-complex="bold"/>
    </style:style>
    <style:style style:name="ce63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6"/>
    <style:style style:name="ce67" style:family="table-cell" style:parent-style-name="Default" style:data-style-name="N14"/>
    <style:style style:name="ce68" style:family="table-cell" style:parent-style-name="Default" style:data-style-name="N43"/>
    <style:style style:name="ce69" style:family="table-cell" style:parent-style-name="Default" style:data-style-name="N47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9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37">
      <style:table-cell-properties fo:background-color="transparent"/>
    </style:style>
    <style:style style:name="ce74" style:family="table-cell" style:parent-style-name="Default" style:data-style-name="N39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38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0"/>
    <style:style style:name="ce86" style:family="table-cell" style:parent-style-name="Default" style:data-style-name="N39">
      <style:text-properties fo:font-weight="bold" style:font-weight-asian="bold" style:font-weight-complex="bold"/>
    </style:style>
    <style:style style:name="ce8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45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90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6" style:family="table-cell" style:parent-style-name="Default" style:data-style-name="N45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9" style:family="table-cell" style:parent-style-name="Default" style:data-style-name="N42"/>
    <style:style style:name="ce100" style:family="table-cell" style:parent-style-name="Default" style:data-style-name="N45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E0C2CD"/>
    </style:style>
    <style:style style:name="ce104" style:family="table-cell" style:parent-style-name="Default" style:data-style-name="N37">
      <style:table-cell-properties fo:background-color="#E0C2CD"/>
    </style:style>
    <style:style style:name="ce105" style:family="table-cell" style:parent-style-name="Default" style:data-style-name="N36">
      <style:table-cell-properties fo:background-color="#E0C2CD"/>
    </style:style>
    <style:style style:name="ce106" style:family="table-cell" style:parent-style-name="Default" style:data-style-name="N38">
      <style:table-cell-properties fo:background-color="#FFBF00"/>
    </style:style>
    <style:style style:name="ce107" style:family="table-cell" style:parent-style-name="Default" style:data-style-name="N39">
      <style:table-cell-properties fo:background-color="#E0C2CD"/>
    </style:style>
    <style:style style:name="ce108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9" style:family="table-cell" style:parent-style-name="Default" style:data-style-name="N40">
      <style:text-properties fo:font-weight="bold" style:font-weight-asian="bold" style:font-weight-complex="bold"/>
    </style:style>
    <style:style style:name="ce110" style:family="table-cell" style:parent-style-name="Default" style:data-style-name="N40">
      <style:table-cell-properties fo:background-color="#FFBF00"/>
    </style:style>
    <style:style style:name="ce111" style:family="table-cell" style:parent-style-name="Default" style:data-style-name="N40">
      <style:table-cell-properties fo:background-color="#E0C2CD"/>
    </style:style>
    <style:style style:name="ce112" style:family="table-cell" style:parent-style-name="Default" style:data-style-name="N40">
      <style:table-cell-properties fo:background-color="transparent"/>
    </style:style>
    <style:style style:name="ce113" style:family="table-cell" style:parent-style-name="Default" style:data-style-name="N40">
      <style:table-cell-properties fo:background-color="#FFBF00"/>
      <style:text-properties fo:font-weight="bold" style:font-weight-asian="bold" style:font-weight-complex="bold"/>
    </style:style>
    <style:style style:name="ce114" style:family="table-cell" style:parent-style-name="Default" style:data-style-name="N41"/>
    <style:style style:name="ce115" style:family="table-cell" style:parent-style-name="Default" style:data-style-name="N4">
      <style:table-cell-properties fo:background-color="#FFFF00"/>
    </style:style>
    <style:style style:name="ce11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ext-properties fo:font-size="12pt" style:font-size-asian="12pt" style:font-size-complex="12pt"/>
    </style:style>
    <style:style style:name="ce119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43">
      <style:table-cell-properties fo:background-color="#E8F2A1"/>
    </style:style>
    <style:style style:name="ce121" style:family="table-cell" style:parent-style-name="Default" style:data-style-name="N43">
      <style:table-cell-properties fo:background-color="transparent"/>
    </style:style>
    <style:style style:name="ce122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39">
      <style:text-properties fo:color="#C9211E" fo:font-weight="bold" style:font-weight-asian="bold" style:font-weight-complex="bold"/>
    </style:style>
    <style:style style:name="ce124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fo:background-color="#81D41A"/>
    </style:style>
    <style:style style:name="ce126" style:family="table-cell" style:parent-style-name="Default" style:data-style-name="N43">
      <style:table-cell-properties fo:background-color="#81D41A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ackground-color="#81D41A"/>
    </style:style>
    <style:style style:name="ce129" style:family="table-cell" style:parent-style-name="Default" style:data-style-name="N43">
      <style:table-cell-properties fo:background-color="#E8F2A1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1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32" style:family="table-cell" style:parent-style-name="Default" style:data-style-name="N43">
      <style:table-cell-properties fo:background-color="#E0C2CD"/>
    </style:style>
    <style:style style:name="ce133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35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136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37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3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9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F7D1D5"/>
    </style:style>
    <style:style style:name="ce141" style:family="table-cell" style:parent-style-name="Default" style:data-style-name="N39">
      <style:table-cell-properties fo:background-color="#F7D1D5"/>
    </style:style>
    <style:style style:name="ce142" style:family="table-cell" style:parent-style-name="Default" style:data-style-name="N43">
      <style:table-cell-properties fo:background-color="#F7D1D5"/>
      <style:text-properties fo:font-weight="bold" style:font-weight-asian="bold" style:font-weight-complex="bold"/>
    </style:style>
    <style:style style:name="ce143" style:family="table-cell" style:parent-style-name="Default" style:data-style-name="N36"/>
    <style:style style:name="ce144" style:family="table-cell" style:parent-style-name="Default" style:data-style-name="N43">
      <style:text-properties style:font-name="Arial" style:font-name-asian="Arial" style:font-name-complex="Arial" style:font-family-generic="swiss"/>
    </style:style>
    <style:style style:name="ce145" style:family="table-cell" style:parent-style-name="Default" style:data-style-name="N43">
      <style:table-cell-properties fo:background-color="#81D41A"/>
    </style:style>
    <style:style style:name="ce146" style:family="table-cell" style:parent-style-name="Default" style:data-style-name="N0">
      <style:table-cell-properties fo:background-color="#FFA6A6"/>
    </style:style>
    <style:style style:name="ce147" style:family="table-cell" style:parent-style-name="Default" style:data-style-name="N43">
      <style:table-cell-properties fo:background-color="#FFA6A6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/>
    </style:style>
    <style:style style:name="ce152" style:family="table-cell" style:parent-style-name="Default" style:data-style-name="N0">
      <style:table-cell-properties fo:background-color="#FFD8CE"/>
    </style:style>
    <style:style style:name="ce15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4" style:family="table-cell" style:parent-style-name="Default" style:data-style-name="N39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5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5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81D41A"/>
    </style:style>
    <style:style style:name="ce158" style:family="table-cell" style:parent-style-name="Default" style:data-style-name="N0">
      <style:table-cell-properties fo:background-color="#D4EA6B"/>
    </style:style>
    <style:style style:name="ce159" style:family="table-cell" style:parent-style-name="Default" style:data-style-name="N37">
      <style:table-cell-properties fo:background-color="#D4EA6B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2" style:family="table-cell" style:parent-style-name="Default" style:data-style-name="N39">
      <style:table-cell-properties fo:background-color="#D4EA6B"/>
    </style:style>
    <style:style style:name="ce163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FFD8CE"/>
    </style:style>
    <style:style style:name="ce165" style:family="table-cell" style:parent-style-name="Default" style:data-style-name="N37">
      <style:table-cell-properties fo:background-color="#FFD8CE"/>
    </style:style>
    <style:style style:name="ce166" style:family="table-cell" style:parent-style-name="Default" style:data-style-name="N0">
      <style:table-cell-properties fo:background-color="#FFD7D7"/>
    </style:style>
    <style:style style:name="ce16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8" style:family="table-cell" style:parent-style-name="Default" style:data-style-name="N37">
      <style:table-cell-properties fo:background-color="#FFD7D7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4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75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069A2E"/>
    </style:style>
    <style:style style:name="ce178" style:family="table-cell" style:parent-style-name="Default" style:data-style-name="N39">
      <style:table-cell-properties fo:background-color="#FFD7D7"/>
    </style:style>
    <style:style style:name="ce179" style:family="table-cell" style:parent-style-name="Default" style:data-style-name="N4">
      <style:table-cell-properties fo:background-color="#FFD7D7"/>
    </style:style>
    <style:style style:name="ce180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1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984375cm" style:use-optimal-column-width="true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2.19604166666667cm" style:use-optimal-column-width="true"/>
    </style:style>
    <style:style style:name="co25" style:family="table-column">
      <style:table-column-properties fo:break-before="auto" style:column-width="2.460625cm" style:use-optimal-column-width="true"/>
    </style:style>
    <style:style style:name="co26" style:family="table-column">
      <style:table-column-properties fo:break-before="auto" style:column-width="2.301875cm" style:use-optimal-column-width="true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1.95791666666667cm" style:use-optimal-column-width="true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6.00604166666667cm"/>
    </style:style>
    <style:style style:name="co31" style:family="table-column">
      <style:table-column-properties fo:break-before="auto" style:column-width="2.06375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auto" style:column-width="7.01145833333333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2.38125cm"/>
    </style:style>
    <style:style style:name="co37" style:family="table-column">
      <style:table-column-properties fo:break-before="auto" style:column-width="2.06375cm" style:use-optimal-column-width="true"/>
    </style:style>
    <style:style style:name="co38" style:family="table-column">
      <style:table-column-properties fo:break-before="auto" style:column-width="1.53458333333333cm" style:use-optimal-column-width="true"/>
    </style:style>
    <style:style style:name="co39" style:family="table-column">
      <style:table-column-properties fo:break-before="auto" style:column-width="1.825625cm" style:use-optimal-column-width="true"/>
    </style:style>
    <style:style style:name="co40" style:family="table-column">
      <style:table-column-properties fo:break-before="auto" style:column-width="2.24895833333333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5208333333333cm"/>
    </style:style>
    <style:style style:name="co44" style:family="table-column">
      <style:table-column-properties fo:break-before="auto" style:column-width="1.87854166666667cm"/>
    </style:style>
    <style:style style:name="co45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5.55625cm"/>
    </style:style>
    <style:style style:name="co47" style:family="table-column">
      <style:table-column-properties fo:break-before="auto" style:column-width="1.93145833333333cm"/>
    </style:style>
    <style:style style:name="co48" style:family="table-column">
      <style:table-column-properties fo:break-before="auto" style:column-width="6.270625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1.53458333333333cm"/>
    </style:style>
    <style:style style:name="co51" style:family="table-column">
      <style:table-column-properties fo:break-before="auto" style:column-width="1.984375cm"/>
    </style:style>
    <style:style style:name="co52" style:family="table-column">
      <style:table-column-properties fo:break-before="auto" style:column-width="1.190625cm"/>
    </style:style>
    <style:style style:name="co53" style:family="table-column">
      <style:table-column-properties fo:break-before="auto" style:column-width="1.08479166666667cm"/>
    </style:style>
    <style:style style:name="co54" style:family="table-column">
      <style:table-column-properties fo:break-before="auto" style:column-width="1.21708333333333cm"/>
    </style:style>
    <style:style style:name="co55" style:family="table-column">
      <style:table-column-properties fo:break-before="auto" style:column-width="6.746875cm"/>
    </style:style>
    <style:style style:name="co56" style:family="table-column">
      <style:table-column-properties fo:break-before="auto" style:column-width="0.608541666666667cm"/>
    </style:style>
    <style:style style:name="co57" style:family="table-column">
      <style:table-column-properties fo:break-before="auto" style:column-width="0.582083333333333cm"/>
    </style:style>
    <style:style style:name="co58" style:family="table-column">
      <style:table-column-properties fo:break-before="auto" style:column-width="0.47625cm"/>
    </style:style>
    <style:style style:name="co59" style:family="table-column">
      <style:table-column-properties fo:break-before="auto" style:column-width="0.529166666666667cm"/>
    </style:style>
    <style:style style:name="co60" style:family="table-column">
      <style:table-column-properties fo:break-before="auto" style:column-width="2.54cm"/>
    </style:style>
    <style:style style:name="co61" style:family="table-column">
      <style:table-column-properties fo:break-before="auto" style:column-width="6.985cm"/>
    </style:style>
    <style:style style:name="co62" style:family="table-column">
      <style:table-column-properties fo:break-before="auto" style:column-width="2.09020833333333cm"/>
    </style:style>
    <style:style style:name="co63" style:family="table-column">
      <style:table-column-properties fo:break-before="auto" style:column-width="1.13770833333333cm"/>
    </style:style>
    <style:style style:name="co64" style:family="table-column">
      <style:table-column-properties fo:break-before="auto" style:column-width="1.24354166666667cm"/>
    </style:style>
    <style:style style:name="co65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95511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1E6A39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741257.69" table:formula="of:=[.B14]+[.C14]+[.D13]" table:style-name="ce16">
            <text:p>74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741257.69" table:formula="of:=[.B15]+[.C15]" table:style-name="ce32">
            <text:p>74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31072" table:formula="of:=SUM([.E4:.E34])" table:style-name="ce60">
            <text:p>-3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17200" table:formula="of:=['10_23'.F2]" table:style-name="ce14">
            <text:p>17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1478.63" table:formula="of:=[.E12]+[.F12]+[.G11]" table:style-name="ce17">
            <text:p>141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108843.11" table:formula="of:=['11_23'.E2]" table:style-name="ce15">
            <text:p>-108.843,11</text:p>
          </table:table-cell>
          <table:table-cell office:value-type="float" office:value="191392.88699999999" table:formula="of:=[.B13]+[.C13]+[.D12]" table:style-name="ce16">
            <text:p>191.392,89</text:p>
          </table:table-cell>
          <table:table-cell office:value-type="float" office:value="2800" table:formula="of:=['11_23'.F2]" table:style-name="ce14">
            <text:p>2.800,00</text:p>
          </table:table-cell>
          <table:table-cell office:value-type="float" office:value="-73783.12" table:formula="of:=['11_23'.G2]" table:style-name="ce15">
            <text:p>-73.783,12</text:p>
          </table:table-cell>
          <table:table-cell office:value-type="float" office:value="70495.510000000009" table:formula="of:=[.E13]+[.F13]+[.G12]" table:style-name="ce17">
            <text:p>70.495,5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307333.37699999998" table:formula="of:=[.B14]+[.C14]+[.D13]" table:style-name="ce16">
            <text:p>307.33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0495.510000000009" table:formula="of:=[.E14]+[.F14]+[.G13]" table:style-name="ce17">
            <text:p>70.495,5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91965.62300000002" table:formula="of:=SUM([.C3:.C14])" table:style-name="ce31">
            <text:p>-491.965,62</text:p>
          </table:table-cell>
          <table:table-cell office:value-type="float" office:value="307333.37699999998" table:formula="of:=[.B15]+[.C15]" table:style-name="ce32">
            <text:p>307.333,38</text:p>
          </table:table-cell>
          <table:table-cell office:value-type="float" office:value="548591.55000000005" table:formula="of:=SUM([.E3:.E14])" table:style-name="ce30">
            <text:p>548.591,55</text:p>
          </table:table-cell>
          <table:table-cell office:value-type="float" office:value="-478096.04" table:formula="of:=SUM([.F3:.F14])" table:style-name="ce31">
            <text:p>-478.096,04</text:p>
          </table:table-cell>
          <table:table-cell office:value-type="float" office:value="70495.510000000068" table:formula="of:=[.E15]+[.F15]" table:style-name="ce32">
            <text:p>70.495,51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997.135249999999" table:formula="of:=[.C15]/[.A16]" table:style-name="ce38">
            <text:p>-40.997,14</text:p>
          </table:table-cell>
          <table:table-cell table:style-name="ce38"/>
          <table:table-cell office:value-type="float" office:value="45715.962500000001" table:formula="of:=[.E15]/[.A16]" table:style-name="ce38">
            <text:p>45.715,96</text:p>
          </table:table-cell>
          <table:table-cell office:value-type="float" office:value="-39841.336666666662" table:formula="of:=[.F15]/[.A16]" table:style-name="ce38">
            <text:p>-39.841,34</text:p>
          </table:table-cell>
          <table:table-cell office:value-type="float" office:value="5874.625833333339" table:formula="of:=[.G15]/[.A16]" table:style-name="ce38">
            <text:p>5.874,63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2]+['12_23'.F25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8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muayene <text:s text:c="17"/>1207 TL</text:p>
          </table:table-cell>
          <table:table-cell table:number-columns-repeated="2" table:style-name="ce2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4931" table:formula="of:=[.F49]+[.D50]-[.E50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481" table:formula="of:=[.F50]+[.D51]-[.E51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66">
            <text:p>15.Kas</text:p>
          </table:table-cell>
          <table:table-cell table:style-name="ce1"/>
          <table:table-cell table:number-columns-repeated="2" table:style-name="ce25"/>
          <table:table-cell office:value-type="float" office:value="1481" table:formula="of:=[.F51]+[.D52]-[.E52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1481" table:formula="of:=[.F52]+[.D53]-[.E53]" table:style-name="ce25">
            <text:p>1.481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85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6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85"/>
          <table:table-cell office:value-type="string" table:style-name="ce86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5"/>
          <table:table-cell office:value-type="string" table:style-name="ce87">
            <text:p>Hisse Oranı</text:p>
          </table:table-cell>
          <table:table-cell office:value-type="percentage" office:value="0.23538390227375233" table:formula="of:=['file:///F:/aaGitMe/tdy/01-23-dgs.ods'#'1203-YZD'.$D$21]" table:style-name="ce88">
            <text:p>23,5384%</text:p>
          </table:table-cell>
          <table:table-cell table:number-columns-repeated="3" table:style-name="ce1"/>
          <table:table-cell table:style-name="ce89"/>
          <table:table-cell table:style-name="ce42"/>
          <table:table-cell table:number-columns-repeated="16375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49">
            <text:p>Yapılacak<text:s/></text:p>
          </table:table-cell>
          <table:table-cell office:value-type="string" table:style-name="ce58">
            <text:p>Kalacak<text:s/>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90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85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79795.142870802039" table:formula="of:=SUBTOTAL(109;[.$H$25:.$H$40])*-1" table:style-name="ce91">
            <text:p>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1-01T00:00:00" table:style-name="ce85">
            <text:p>2023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69795.142870802039" table:formula="of:=[.H6]-[.D7]" table:style-name="ce69">
            <text:p>₺69.795,14</text:p>
          </table:table-cell>
          <table:table-cell table:number-columns-repeated="2" table:style-name="ce1"/>
          <table:table-cell office:value-type="currency" office:value="79795.142870802039" table:formula="of:=[.H6]-[.F7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2-01T00:00:00" table:style-name="ce85">
            <text:p>2023-1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9795.142870802039" table:formula="of:=[.E7]-[.D8]" table:style-name="ce69">
            <text:p>₺59.795,14</text:p>
          </table:table-cell>
          <table:table-cell table:number-columns-repeated="2" table:style-name="ce1"/>
          <table:table-cell office:value-type="currency" office:value="79795.142870802039" table:formula="of:=[.H7]-[.F8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5">
            <text:p>2024-0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9795.142870802039" table:formula="of:=[.E8]-[.D9]" table:style-name="ce69">
            <text:p>₺49.795,14</text:p>
          </table:table-cell>
          <table:table-cell table:number-columns-repeated="2" table:style-name="ce1"/>
          <table:table-cell office:value-type="currency" office:value="79795.142870802039" table:formula="of:=[.H8]-[.F9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5">
            <text:p>2024-0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9795.142870802039" table:formula="of:=[.E9]-[.D10]" table:style-name="ce69">
            <text:p>₺39.795,14</text:p>
          </table:table-cell>
          <table:table-cell table:number-columns-repeated="2" table:style-name="ce1"/>
          <table:table-cell office:value-type="currency" office:value="79795.142870802039" table:formula="of:=[.H9]-[.F10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5">
            <text:p>2024-03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9795.142870802039" table:formula="of:=[.E10]-[.D11]" table:style-name="ce69">
            <text:p>₺29.795,14</text:p>
          </table:table-cell>
          <table:table-cell table:number-columns-repeated="2" table:style-name="ce1"/>
          <table:table-cell office:value-type="currency" office:value="79795.142870802039" table:formula="of:=[.H10]-[.F11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5">
            <text:p>2024-04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9795.142870802039" table:formula="of:=[.E11]-[.D12]" table:style-name="ce69">
            <text:p>₺19.795,14</text:p>
          </table:table-cell>
          <table:table-cell table:number-columns-repeated="2" table:style-name="ce1"/>
          <table:table-cell office:value-type="currency" office:value="79795.142870802039" table:formula="of:=[.H11]-[.F12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5">
            <text:p>2024-05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9795.1428708020394" table:formula="of:=[.E12]-[.D13]" table:style-name="ce69">
            <text:p>₺9.795,14</text:p>
          </table:table-cell>
          <table:table-cell table:number-columns-repeated="2" table:style-name="ce1"/>
          <table:table-cell office:value-type="currency" office:value="79795.142870802039" table:formula="of:=[.H12]-[.F13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5">
            <text:p>2024-06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04.8571291979606" table:formula="of:=[.E13]-[.D14]" table:style-name="ce69">
            <text:p>₺204,86</text:p>
          </table:table-cell>
          <table:table-cell table:number-columns-repeated="2" table:style-name="ce1"/>
          <table:table-cell office:value-type="currency" office:value="79795.142870802039" table:formula="of:=[.H13]-[.F14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5">
            <text:p>2024-07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0204.857129197961" table:formula="of:=[.E14]-[.D15]" table:style-name="ce69">
            <text:p>₺10.204,86</text:p>
          </table:table-cell>
          <table:table-cell table:number-columns-repeated="2" table:style-name="ce1"/>
          <table:table-cell office:value-type="currency" office:value="79795.142870802039" table:formula="of:=[.H14]-[.F15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5">
            <text:p>2024-08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0204.857129197961" table:formula="of:=[.E15]-[.D16]" table:style-name="ce69">
            <text:p>₺20.204,86</text:p>
          </table:table-cell>
          <table:table-cell table:number-columns-repeated="2" table:style-name="ce1"/>
          <table:table-cell office:value-type="currency" office:value="79795.142870802039" table:formula="of:=[.H15]-[.F16]" table:style-name="ce69">
            <text:p>₺79.795,1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85">
            <text:p>2024-09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0204.857129197961" table:formula="of:=[.E16]-[.D17]" table:style-name="ce69">
            <text:p>₺30.204,86</text:p>
          </table:table-cell>
          <table:table-cell table:number-columns-repeated="2" table:style-name="ce1"/>
          <table:table-cell office:value-type="currency" office:value="79795.142870802039" table:formula="of:=[.H16]-[.F17]" table:style-name="ce69">
            <text:p>₺79.795,1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0-01T00:00:00" table:style-name="ce85">
            <text:p>2024-10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0204.857129197961" table:formula="of:=[.E17]-[.D18]" table:style-name="ce69">
            <text:p>₺40.204,86</text:p>
          </table:table-cell>
          <table:table-cell table:number-columns-repeated="2" table:style-name="ce1"/>
          <table:table-cell office:value-type="currency" office:value="79795.142870802039" table:formula="of:=[.H17]-[.F18]" table:style-name="ce69">
            <text:p>₺79.795,1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1-01T00:00:00" table:style-name="ce85">
            <text:p>2024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0204.857129197961" table:formula="of:=[.E18]-[.D19]" table:style-name="ce69">
            <text:p>₺50.204,86</text:p>
          </table:table-cell>
          <table:table-cell table:number-columns-repeated="2" table:style-name="ce1"/>
          <table:table-cell office:value-type="currency" office:value="79795.142870802039" table:formula="of:=[.H18]-[.F19]" table:style-name="ce69">
            <text:p>₺79.795,1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number-rows-repeated="2" table:style-name="ro4">
          <table:table-cell/>
          <table:table-cell table:style-name="ce85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string" table:style-name="ce85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2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3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4">
            <text:p>Genel Toplam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number-columns-repeated="8" table:style-name="ce1"/>
          <table:table-cell table:style-name="ce95"/>
          <table:table-cell table:number-columns-repeated="16373"/>
        </table:table-row>
        <table:table-row table:style-name="ro4">
          <table:table-cell/>
          <table:table-cell table:style-name="ce85"/>
          <table:table-cell office:value-type="string" table:style-name="ce1">
            <text:p>snyCD- Nakit-&gt;nazana</text:p>
          </table:table-cell>
          <table:table-cell office:value-type="float" office:value="120000" table:style-name="ce31">
            <text:p>12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28246.06827285028" table:formula="of:=IF([.G25]=0;[.D25]*[.E25]*-1;0)" table:style-name="ce97">
            <text:p>-28.246,07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5]=1;[.D25]*[.E25]*-1;0)" table:style-name="ce62">
            <text:p>0,00</text:p>
          </table:table-cell>
          <table:table-cell office:value-type="float" office:value="-79795.142870802039" table:formula="of:=[.I26]+[.H25]" table:style-name="ce42">
            <text:p>-79.795,14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B- Nakit-&gt;nazana</text:p>
          </table:table-cell>
          <table:table-cell office:value-type="float" office:value="120000" table:style-name="ce31">
            <text:p>12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28246.06827285028" table:formula="of:=IF([.G26]=0;[.D26]*[.E26]*-1;0)" table:style-name="ce97">
            <text:p>-28.246,07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6]=1;[.D26]*[.E26]*-1;0)" table:style-name="ce62">
            <text:p>0,00</text:p>
          </table:table-cell>
          <table:table-cell office:value-type="float" office:value="-79795.142870802039" table:formula="of:=[.I27]+[.H26]" table:style-name="ce42">
            <text:p>-79.795,14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6T00:00:00" table:style-name="ce85">
            <text:p>2023-09-26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27]=0;[.D27]*[.E27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772.247790995196" table:formula="of:=IF([.G27]=1;[.D27]*[.E27]*-1;0)" table:style-name="ce62">
            <text:p>-19.772,25</text:p>
          </table:table-cell>
          <table:table-cell office:value-type="float" office:value="-79795.142870802039" table:formula="of:=[.I28]+[.H27]" table:style-name="ce42">
            <text:p>-79.795,14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2353.8390227375235" table:formula="of:=IF([.G28]=0;[.D28]*[.E28]*-1;0)" table:style-name="ce97">
            <text:p>-2.353,84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8]=1;[.D28]*[.E28]*-1;0)" table:style-name="ce62">
            <text:p>0,00</text:p>
          </table:table-cell>
          <table:table-cell office:value-type="float" office:value="-60022.89507980684" table:formula="of:=[.I29]+[.H28]" table:style-name="ce42">
            <text:p>-60.022,90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5T00:00:00" table:style-name="ce85">
            <text:p>2023-09-25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29]=0;[.D29]*[.E29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706.15170682125699" table:formula="of:=IF([.G29]=1;[.D29]*[.E29]*-1;0)" table:style-name="ce62">
            <text:p>-706,15</text:p>
          </table:table-cell>
          <table:table-cell office:value-type="float" office:value="-60022.89507980684" table:formula="of:=[.I30]+[.H29]" table:style-name="ce42">
            <text:p>-60.022,90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3T00:00:00" table:style-name="ce85">
            <text:p>2023-09-23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0]=0;[.D30]*[.E30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536.863888721444" table:formula="of:=IF([.G30]=1;[.D30]*[.E30]*-1;0)" table:style-name="ce62">
            <text:p>-19.536,86</text:p>
          </table:table-cell>
          <table:table-cell office:value-type="float" office:value="-59316.743372985584" table:formula="of:=[.I31]+[.H30]" table:style-name="ce42">
            <text:p>-59.316,74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4-01-30T00:00:00" table:style-name="ce85">
            <text:p>2024-01-30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647.6873159162662" table:formula="of:=IF([.G31]=0;[.D31]*[.E31]*-1;0)" table:style-name="ce97">
            <text:p>-1.647,69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1]=1;[.D31]*[.E31]*-1;0)" table:style-name="ce62">
            <text:p>0,00</text:p>
          </table:table-cell>
          <table:table-cell office:value-type="float" office:value="-39779.879484264144" table:formula="of:=[.I32]+[.H31]" table:style-name="ce42">
            <text:p>-39.779,8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2-30T00:00:00" table:style-name="ce85">
            <text:p>2023-12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412.303413642514" table:formula="of:=IF([.G32]=0;[.D32]*[.E32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2]=1;[.D32]*[.E32]*-1;0)" table:style-name="ce62">
            <text:p>0,00</text:p>
          </table:table-cell>
          <table:table-cell office:value-type="float" office:value="-39779.879484264144" table:formula="of:=[.I33]+[.H32]" table:style-name="ce42">
            <text:p>-39.779,8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30T00:00:00" table:style-name="ce85">
            <text:p>2023-11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412.303413642514" table:formula="of:=IF([.G33]=0;[.D33]*[.E33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3]=1;[.D33]*[.E33]*-1;0)" table:style-name="ce62">
            <text:p>0,00</text:p>
          </table:table-cell>
          <table:table-cell office:value-type="float" office:value="-39779.879484264144" table:formula="of:=[.I34]+[.H33]" table:style-name="ce42">
            <text:p>-39.779,8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412.303413642514" table:formula="of:=IF([.G34]=0;[.D34]*[.E34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4]=1;[.D34]*[.E34]*-1;0)" table:style-name="ce62">
            <text:p>0,00</text:p>
          </table:table-cell>
          <table:table-cell office:value-type="float" office:value="-39779.879484264144" table:formula="of:=[.I35]+[.H34]" table:style-name="ce42">
            <text:p>-39.779,8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30T00:00:00" table:style-name="ce85">
            <text:p>2023-09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5]=0;[.D35]*[.E35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3413642514" table:formula="of:=IF([.G35]=1;[.D35]*[.E35]*-1;0)" table:style-name="ce62">
            <text:p>-1.412,30</text:p>
          </table:table-cell>
          <table:table-cell office:value-type="float" office:value="-39779.879484264144" table:formula="of:=[.I36]+[.H35]" table:style-name="ce42">
            <text:p>-39.779,8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02T00:00:00" table:style-name="ce85">
            <text:p>2023-09-02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6]=0;[.D36]*[.E36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5299.953647793902" table:formula="of:=IF([.G36]=1;[.D36]*[.E36]*-1;0)" table:style-name="ce62">
            <text:p>-15.299,95</text:p>
          </table:table-cell>
          <table:table-cell office:value-type="float" office:value="-38367.576070621632" table:formula="of:=[.I37]+[.H36]" table:style-name="ce42">
            <text:p>-38.367,5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7-15T00:00:00" table:style-name="ce85">
            <text:p>2023-07-15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7]=0;[.D37]*[.E37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1769.195113687616" table:formula="of:=IF([.G37]=1;[.D37]*[.E37]*-1;0)" table:style-name="ce62">
            <text:p>-11.769,20</text:p>
          </table:table-cell>
          <table:table-cell office:value-type="float" office:value="-23067.622422827728" table:formula="of:=[.I38]+[.H37]" table:style-name="ce42">
            <text:p>-23.067,62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8]=0;[.D38]*[.E38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6609.5799758469657" table:formula="of:=IF([.G38]=1;[.D38]*[.E38]*-1;0)" table:style-name="ce62">
            <text:p>-6.609,58</text:p>
          </table:table-cell>
          <table:table-cell office:value-type="float" office:value="-11298.427309140112" table:formula="of:=[.I39]+[.H38]" table:style-name="ce42">
            <text:p>-11.298,43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9]=0;[.D39]*[.E39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3059.9907295587805" table:formula="of:=IF([.G39]=1;[.D39]*[.E39]*-1;0)" table:style-name="ce62">
            <text:p>-3.059,99</text:p>
          </table:table-cell>
          <table:table-cell office:value-type="float" office:value="-4688.8473332931462" table:formula="of:=[.I40]+[.H39]" table:style-name="ce42">
            <text:p>-4.688,85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2-06T00:00:00" table:style-name="ce85">
            <text:p>2023-02-06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40]=0;[.D40]*[.E40]*-1;0)" table:style-name="ce97">
            <text:p>0,00</text:p>
          </table:table-cell>
          <table:table-cell office:value-type="float" office:value="1" table:style-name="ce98">
            <text:p>1</text:p>
          </table:table-cell>
          <table:table-cell office:value-type="float" office:value="-1628.8566037343662" table:formula="of:=IF([.G40]=1;[.D40]*[.E40]*-1;0)" table:style-name="ce62">
            <text:p>-1.628,86</text:p>
          </table:table-cell>
          <table:table-cell office:value-type="float" office:value="-1628.8566037343662" table:formula="of:=[.H40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85"/>
          <table:table-cell office:value-type="string" table:style-name="ce1">
            <text:p>Toplam Gelir</text:p>
          </table:table-cell>
          <table:table-cell office:value-type="float" office:value="614000" table:formula="of:=SUBTOTAL(109;[NAZAN.$D$24:.$D$41])" table:style-name="ce42">
            <text:p>614.000,00</text:p>
          </table:table-cell>
          <table:table-cell table:style-name="ce1"/>
          <table:table-cell table:style-name="ce42"/>
          <table:table-cell table:style-name="ce1"/>
          <table:table-cell office:value-type="float" office:value="-79795.142870802039" table:formula="of:=SUBTOTAL(109;[NAZAN.$H$24:.$H$41])" table:style-name="ce42">
            <text:p>-79.795,1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96"/>
          <table:table-cell table:style-name="ce99"/>
          <table:table-cell table:number-columns-repeated="16374"/>
        </table:table-row>
        <table:table-row table:style-name="ro4">
          <table:table-cell/>
          <table:table-cell table:style-name="ce85"/>
          <table:table-cell office:value-type="string" table:style-name="ce1">
            <text:p>%</text:p>
          </table:table-cell>
          <table:table-cell office:value-type="percentage" office:value="1" table:style-name="ce100">
            <text:p>100,0000%</text:p>
          </table:table-cell>
          <table:table-cell office:value-type="percentage" office:value="0.76461609772624772" table:formula="of:=1-[.F44]" table:style-name="ce96">
            <text:p>76,4616%</text:p>
          </table:table-cell>
          <table:table-cell office:value-type="percentage" office:value="0.23538390227375233" table:formula="of:=['file:///F:/aaGitMe/tdy/01-23-dgs.ods'#'1203-YZD'.$D$18]" table:style-name="ce96">
            <text:p>23,5384%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Toplam Gelecek</text:p>
          </table:table-cell>
          <table:table-cell office:value-type="float" office:value="614000" table:formula="of:=[NAZAN.$D$42]*[.D44]" table:style-name="ce62">
            <text:p>614.000,00</text:p>
          </table:table-cell>
          <table:table-cell office:value-type="float" office:value="469474.28400391608" table:formula="of:=[NAZAN.$D$42]*[.E44]" table:style-name="ce42">
            <text:p>469.474,28</text:p>
          </table:table-cell>
          <table:table-cell office:value-type="float" office:value="144525.71599608392" table:formula="of:=[NAZAN.$D$42]*[.F44]" table:style-name="ce42">
            <text:p>144.525,72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Gelen</text:p>
          </table:table-cell>
          <table:table-cell office:value-type="float" office:value="339000" table:formula="of:=[.E46]+[.F46]" table:style-name="ce62">
            <text:p>339.000,00</text:p>
          </table:table-cell>
          <table:table-cell office:value-type="float" office:value="259204.85712919798" table:formula="of:=[.F46]/[.F44]*[.E44]" table:style-name="ce42">
            <text:p>259.204,86</text:p>
          </table:table-cell>
          <table:table-cell office:value-type="float" office:value="79795.142870802039" table:formula="of:=[NAZAN.$H$42]*-1" table:style-name="ce42">
            <text:p>79.795,14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Kalan Gelecek</text:p>
          </table:table-cell>
          <table:table-cell office:value-type="float" office:value="275000" table:formula="of:=[.D45]-[.D46]" table:style-name="ce62">
            <text:p>275.000,00</text:p>
          </table:table-cell>
          <table:table-cell office:value-type="float" office:value="210269.4268747181" table:formula="of:=[.E45]-[.E46]" table:style-name="ce42">
            <text:p>210.269,43</text:p>
          </table:table-cell>
          <table:table-cell office:value-type="float" office:value="64730.57312528188" table:formula="of:=[.F45]-[.F46]" table:style-name="ce42">
            <text:p>64.730,57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number-columns-repeated="6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office:value-type="string" table:style-name="ce42">
            <text:p>ödenen</text:p>
          </table:table-cell>
          <table:table-cell office:value-type="string" table:style-name="ce42">
            <text:p>kalan</text:p>
          </table:table-cell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79795.142870802039" table:formula="of:=[.F46]" table:style-name="ce42">
            <text:p>79.795,14</text:p>
          </table:table-cell>
          <table:table-cell office:value-type="percentage" office:value="2.5000000000000001E-2" table:style-name="ce101">
            <text:p>2,50%</text:p>
          </table:table-cell>
          <table:table-cell office:value-type="float" office:value="1994.8785717700512" table:formula="of:=[.D50]*[.E50]" table:style-name="ce42">
            <text:p>1.994,88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59204.85712919798" table:formula="of:=[.E46]" table:style-name="ce42">
            <text:p>259.204,86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6480.1214282299497" table:formula="of:=[.D51]*[.E51]" table:style-name="ce42">
            <text:p>6.480,12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/>
        </table:table-row>
        <table:table-row table:number-rows-repeated="1048524" table:style-name="ro4">
          <table:table-cell table:number-columns-repeated="16384"/>
        </table:table-row>
      </table:table>
      <table:table table:name="12_23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6:.D32])" table:style-name="ce60">
            <text:p>149.800,00</text:p>
          </table:table-cell>
          <table:table-cell office:value-type="float" office:value="-33859.51" table:formula="of:=SUM([.E6:.E32])" table:style-name="ce60">
            <text:p>-33.859,51</text:p>
          </table:table-cell>
          <table:table-cell office:value-type="float" office:value="0" table:formula="of:=SUM([.F6:.F32])" table:style-name="ce60">
            <text:p>0,00</text:p>
          </table:table-cell>
          <table:table-cell office:value-type="float" office:value="0" table:formula="of:=SUM([.G6:.G32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02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5]" table:style-name="ce62">
            <text:p>-4.689,99</text:p>
          </table:table-cell>
          <table:table-cell table:style-name="ce42"/>
          <table:table-cell table:style-name="ce1"/>
          <table:table-cell office:value-type="float" office:value="-152" table:formula="of:=[.H12]+[.F13]+[.G1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8]" table:style-name="ce62">
            <text:p>-4.574,44</text:p>
          </table:table-cell>
          <table:table-cell table:number-columns-repeated="2" table:style-name="ce1"/>
          <table:table-cell office:value-type="float" office:value="-152" table:formula="of:=[.H13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5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6]+[.F27]+[.G27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number-columns-repeated="3" table:style-name="ce1"/>
          <table:table-cell office:value-type="float" office:value="-152" table:formula="of:=[.H27]+[.F28]+[.G28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8]+[.F29]+[.G29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9]+[.F30]+[.G3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0]+[.F31]+[.G31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1]+[.F32]+[.G32]" table:style-name="ce42">
            <text:p>-152,00</text:p>
          </table:table-cell>
          <table:table-cell table:number-columns-repeated="16376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06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4:.D51])" table:style-name="ce76">
            <text:p>0,00</text:p>
          </table:table-cell>
          <table:table-cell office:value-type="float" office:value="0" table:formula="of:=SUM([.E44:.E50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6:.E75])" table:style-name="ce55">
            <text:p>-4689,99</text:p>
          </table:table-cell>
          <table:table-cell office:value-type="float" office:value="0" table:formula="of:=SUM([.F56:.F75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9:.E87])" table:style-name="ce55">
            <text:p>-4574,44</text:p>
          </table:table-cell>
          <table:table-cell office:value-type="float" office:value="0" table:formula="of:=SUM([.F79:.F87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style-name="ce62"/>
          <table:table-cell table:number-columns-repeated="16379"/>
        </table:table-row>
        <table:table-row table:number-rows-repeated="8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12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4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6:.D30])" table:style-name="ce60">
            <text:p>142.800,00</text:p>
          </table:table-cell>
          <table:table-cell office:value-type="float" office:value="-108843.11" table:formula="of:=SUM([.E4:.E28])" table:style-name="ce60">
            <text:p>-108.843,11</text:p>
          </table:table-cell>
          <table:table-cell office:value-type="float" office:value="2800" table:formula="of:=SUM([.F6:.F31])" table:style-name="ce60">
            <text:p>2.800,00</text:p>
          </table:table-cell>
          <table:table-cell office:value-type="float" office:value="-73783.12" table:formula="of:=SUM([.G4:.G31])" table:style-name="ce60">
            <text:p>-73.783,12</text:p>
          </table:table-cell>
          <table:table-cell office:value-type="float" office:value="-70983.12" table:formula="of:=[.F2]+[.G2]" table:style-name="ce60">
            <text:p>-70.983,1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102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style-name="ce1"/>
          <table:table-cell table:style-name="ce42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5]+[.F6]+[.G6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6]+[.F7]+[.G7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7]+[.F8]+[.G8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3]*-1" table:style-name="ce42">
            <text:p>-51,54</text:p>
          </table:table-cell>
          <table:table-cell table:style-name="ce42"/>
          <table:table-cell office:value-type="float" office:value="-51.54" table:formula="of:=[.E9]" table:style-name="ce42">
            <text:p>-51,54</text:p>
          </table:table-cell>
          <table:table-cell office:value-type="float" office:value="-1242.54" table:formula="of:=[.H8]+[.F9]+[.G9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9]" table:style-name="ce62">
            <text:p>-5.698,99</text:p>
          </table:table-cell>
          <table:table-cell table:number-columns-repeated="2" table:style-name="ce42"/>
          <table:table-cell office:value-type="float" office:value="-1242.54" table:formula="of:=[.H9]+[.F10]+[.G10]" table:style-name="ce42">
            <text:p>-1.242,54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5]" table:style-name="ce42">
            <text:p>-71.595,50</text:p>
          </table:table-cell>
          <table:table-cell table:style-name="ce1"/>
          <table:table-cell office:value-type="float" office:value="-71595.5" table:formula="of:=[.E11]" table:style-name="ce42">
            <text:p>-71.595,50</text:p>
          </table:table-cell>
          <table:table-cell office:value-type="float" office:value="-72838.039999999994" table:formula="of:=[.H10]+[.F11]+[.G11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style-name="ce1"/>
          <table:table-cell table:style-name="ce42"/>
          <table:table-cell office:value-type="float" office:value="-72838.039999999994" table:formula="of:=[.H11]+[.F12]+[.G12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style-name="ce1"/>
          <table:table-cell table:style-name="ce42"/>
          <table:table-cell office:value-type="float" office:value="-72838.039999999994" table:formula="of:=[.H12]+[.F13]+[.G13]" table:style-name="ce42">
            <text:p>-72.838,04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73783.12" table:formula="of:=[.H13]+[.F14]+[.G14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73783.12" table:formula="of:=[.H14]+[.F15]+[.G15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73783.12" table:formula="of:=[.H15]+[.F16]+[.G16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73783.12" table:formula="of:=[.H16]+[.F17]+[.G17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7]+[.F18]+[.G18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8]+[.F19]+[.G19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9]+[.F20]+[.G20]" table:style-name="ce42">
            <text:p>-73.783,12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73783.12" table:formula="of:=[.H20]+[.F21]+[.G21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3783.12" table:formula="of:=[.H21]+[.F22]+[.G22]" table:style-name="ce42">
            <text:p>-73.783,12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70983.12" table:formula="of:=[.H22]+[.F23]+[.G23]" table:style-name="ce42">
            <text:p>-70.9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70983.12" table:formula="of:=[.H23]+[.F24]+[.G24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2"/>
          <table:table-cell office:value-type="float" office:value="-70983.12" table:formula="of:=[.H24]+[.F25]+[.G25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70983.12" table:formula="of:=[.H25]+[.F26]+[.G26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906.8500000000004" table:formula="of:=SUM([.D38:.D45])" table:style-name="ce76">
            <text:p>3.906,85</text:p>
          </table:table-cell>
          <table:table-cell office:value-type="float" office:value="51.54" table:formula="of:=SUM([.E38:.E45])" table:style-name="ce76">
            <text:p>51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1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51.54" table:style-name="ce64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50:.E62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0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6:.E98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number-rows-repeated="1048477" table:style-name="ro5">
          <table:table-cell table:number-columns-repeated="16384"/>
        </table:table-row>
      </table:table>
      <table:table table:name="10_23" table:style-name="ta2">
        <table:table-column table:style-name="co33" table:default-cell-style-name="ce85"/>
        <table:table-column table:style-name="co34" table:default-cell-style-name="ce1"/>
        <table:table-column table:style-name="co35" table:default-cell-style-name="ce1"/>
        <table:table-column table:style-name="co19" table:default-cell-style-name="ce1"/>
        <table:table-column table:style-name="co40" table:default-cell-style-name="ce1"/>
        <table:table-column table:style-name="co17" table:default-cell-style-name="ce1"/>
        <table:table-column table:style-name="co41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style-name="ce85"/>
          <table:table-cell table:number-columns-repeated="3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09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1])" table:style-name="ce60">
            <text:p>32.800,00</text:p>
          </table:table-cell>
          <table:table-cell office:value-type="float" office:value="-44478.170000000006" table:formula="of:=SUM([.E4:.E31])" table:style-name="ce60">
            <text:p>-44.478,17</text:p>
          </table:table-cell>
          <table:table-cell office:value-type="float" office:value="17200" table:formula="of:=SUM([.F4:.F31])" table:style-name="ce60">
            <text:p>17.200,00</text:p>
          </table:table-cell>
          <table:table-cell office:value-type="float" office:value="-43968.17" table:formula="of:=SUM([.G4:.G31])" table:style-name="ce60">
            <text:p>-43.968,17</text:p>
          </table:table-cell>
          <table:table-cell office:value-type="float" office:value="-26768.17" table:formula="of:=[.F2]+[.G2]" table:style-name="ce60">
            <text:p>-26.768,17</text:p>
          </table:table-cell>
          <table:table-cell table:number-columns-repeated="16376"/>
        </table:table-row>
        <table:table-row table:style-name="ro4">
          <table:table-cell table:style-name="ce85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4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5">
            <text:p>2023-01-07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85"/>
          <table:table-cell table:number-columns-repeated="3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5">
            <text:p>2023-11-02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3" table:style-name="ce1"/>
          <table:table-cell office:value-type="float" office:value="-27168.17" table:formula="of:=[.H25]+[.F26]+[.G26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7168.17" table:formula="of:=[.H26]+[.F27]+[.G27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5">
            <text:p>2023-10-28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6768.17" table:formula="of:=[.H27]+[.F28]+[.G28]" table:style-name="ce42">
            <text:p>-26.768,17</text:p>
          </table:table-cell>
          <table:table-cell table:number-columns-repeated="16376"/>
        </table:table-row>
        <table:table-row table:style-name="ro4">
          <table:table-cell table:style-name="ce85"/>
          <table:table-cell table:number-columns-repeated="2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85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85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110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1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1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2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0">
            <text:p>2023-01-0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39:.D46])" table:style-name="ce76">
            <text:p>3.425,38</text:p>
          </table:table-cell>
          <table:table-cell office:value-type="float" office:value="3422.73" table:formula="of:=SUM([.E39:.E46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4">
          <table:table-cell table:style-name="ce85"/>
          <table:table-cell table:style-name="ce50"/>
          <table:table-cell table:number-columns-repeated="16382" table:style-name="ce1"/>
        </table:table-row>
        <table:table-row table:style-name="ro4">
          <table:table-cell table:style-name="ce85"/>
          <table:table-cell table:style-name="ce61"/>
          <table:table-cell table:number-columns-repeated="16382" table:style-name="ce1"/>
        </table:table-row>
        <table:table-row table:style-name="ro4">
          <table:table-cell table:style-name="ce110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1:.E64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5">
            <text:p>2023-03-10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5">
            <text:p>2023-04-27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5">
            <text:p>2023-04-27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5">
            <text:p>2023-04-28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5">
            <text:p>2023-06-01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5">
            <text:p>2023-08-30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5">
            <text:p>2023-09-04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2">
          <table:table-cell table:style-name="ce85"/>
          <table:table-cell table:number-columns-repeated="2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4">
          <table:table-cell table:style-name="ce110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8:.E103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5">
            <text:p>2023-04-10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5">
            <text:p>2023-08-0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5">
            <text:p>2023-08-25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5">
            <text:p>2023-08-25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5">
            <text:p>2023-08-26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5">
            <text:p>2023-08-27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5">
            <text:p>2023-08-27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5">
            <text:p>2023-08-29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5">
            <text:p>2023-08-31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5">
            <text:p>2023-08-3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5">
            <text:p>2023-09-01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5">
            <text:p>2023-09-0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5">
            <text:p>2023-09-02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5">
            <text:p>2023-09-0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5">
            <text:p>2023-09-05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5">
            <text:p>2023-09-06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5">
            <text:p>2023-09-08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5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5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5">
            <text:p>2023-09-11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5">
            <text:p>2023-09-12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5">
            <text:p>2023-09-1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5">
            <text:p>2023-09-14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5">
            <text:p>2023-09-16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5">
            <text:p>2023-09-19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5">
            <text:p>2023-09-20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5">
            <text:p>2023-09-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2">
          <table:table-cell table:style-name="ce85"/>
          <table:table-cell table:number-columns-repeated="2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style-name="ce85"/>
          <table:table-cell table:number-columns-repeated="16383" table:style-name="ce1"/>
        </table:table-row>
        <table:table-row table:style-name="ro4">
          <table:table-cell office:value-type="string" table:style-name="ce113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52738" table:formula="of:=SUM([.E112:.E121])" table:style-name="ce55">
            <text:p>452738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Umut <text:s text:c="25"/>10000 bankadan snyG<text:s text:c="13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6]*[.C116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85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7]*[.C117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7" table:style-name="ce114">
            <text:p>27,000</text:p>
          </table:table-cell>
          <table:table-cell office:value-type="float" office:value="850" table:style-name="ce25">
            <text:p>850,00</text:p>
          </table:table-cell>
          <table:table-cell office:value-type="float" office:value="22950" table:formula="of:=[.D118]*[.C118]" table:style-name="ce50">
            <text:p>22.95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9" table:style-name="ce114">
            <text:p>29,000</text:p>
          </table:table-cell>
          <table:table-cell office:value-type="float" office:value="100" table:style-name="ce25">
            <text:p>100,00</text:p>
          </table:table-cell>
          <table:table-cell office:value-type="float" office:value="2900" table:formula="of:=[.D119]*[.C119]" table:style-name="ce50">
            <text:p>2.9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style-name="ce85"/>
          <table:table-cell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0]" table:style-name="ce62">
            <text:p>0,00</text:p>
          </table:table-cell>
          <table:table-cell table:number-columns-repeated="16379"/>
        </table:table-row>
        <table:table-row table:style-name="ro4">
          <table:table-cell table:style-name="ce85"/>
          <table:table-cell table:number-columns-repeated="2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style-name="ce85"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452738" table:formula="of:=SUM([.E112:.E121])" table:style-name="ce115">
            <text:p>452.738,00</text:p>
          </table:table-cell>
          <table:table-cell table:number-columns-repeated="16379"/>
        </table:table-row>
        <table:table-row table:number-rows-repeated="1048452" table:style-name="ro5">
          <table:table-cell table:number-columns-repeated="16384"/>
        </table:table-row>
      </table:table>
      <table:table table:name="09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2" table:default-cell-style-name="ce1"/>
        <table:table-column table:style-name="co41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0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14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14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15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4" table:default-cell-style-name="ce1"/>
        <table:table-column table:style-name="co35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16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14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14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4" table:default-cell-style-name="ce1"/>
        <table:table-column table:style-name="co4" table:default-cell-style-name="ce1"/>
        <table:table-column table:style-name="co35" table:default-cell-style-name="ce1"/>
        <table:table-column table:style-name="co44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17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99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16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5" table:default-cell-style-name="ce1"/>
        <table:table-column table:style-name="co4" table:default-cell-style-name="ce1"/>
        <table:table-column table:style-name="co35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18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5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4" table:default-cell-style-name="ce1"/>
        <table:table-column table:style-name="co4" table:default-cell-style-name="ce1"/>
        <table:table-column table:style-name="co14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4">
        <table:table-column table:style-name="co33" table:default-cell-style-name="ce1"/>
        <table:table-column table:style-name="co46" table:default-cell-style-name="ce1"/>
        <table:table-column table:style-name="co35" table:default-cell-style-name="ce1"/>
        <table:table-column table:style-name="co44" table:default-cell-style-name="ce1"/>
        <table:table-column table:style-name="co4" table:default-cell-style-name="ce1"/>
        <table:table-column table:style-name="co35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4">
        <table:table-column table:style-name="co19" table:default-cell-style-name="ce1"/>
        <table:table-column table:style-name="co34" table:default-cell-style-name="ce1"/>
        <table:table-column table:style-name="co35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7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1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0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1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1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22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3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24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3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24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4">
        <table:table-column table:style-name="co18" table:default-cell-style-name="ce1"/>
        <table:table-column table:style-name="co48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25">
            <text:p>SnyF-M.Kipel Ocak Ayı kirası</text:p>
          </table:table-cell>
          <table:table-cell table:style-name="ce125"/>
          <table:table-cell table:style-name="ce126"/>
          <table:table-cell table:style-name="ce127"/>
          <table:table-cell office:value-type="float" office:value="6920" table:style-name="ce128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25">
            <text:p>Doğuş Kira 6/12-2023-24</text:p>
          </table:table-cell>
          <table:table-cell office:value-type="string" table:style-name="ce125">
            <text:p>bankadan</text:p>
          </table:table-cell>
          <table:table-cell table:style-name="ce126"/>
          <table:table-cell table:style-name="ce127"/>
          <table:table-cell office:value-type="float" office:value="6000" table:style-name="ce128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29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03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7">
            <text:p>30.03.2022</text:p>
          </table:table-cell>
          <table:table-cell office:value-type="string" table:style-name="ce103">
            <text:p>SnyF-Kynkçı Merdal 12/12-2022-23</text:p>
          </table:table-cell>
          <table:table-cell table:style-name="ce103"/>
          <table:table-cell office:value-type="string" table:style-name="ce103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7">
            <text:p>10.10.2022</text:p>
          </table:table-cell>
          <table:table-cell office:value-type="string" table:style-name="ce103">
            <text:p>snyA Ayhan Tüfek 42000-40000</text:p>
          </table:table-cell>
          <table:table-cell table:style-name="ce105"/>
          <table:table-cell office:value-type="string" table:style-name="ce103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7"/>
          <table:table-cell office:value-type="string" table:style-name="ce103">
            <text:p>cihan oto 12-1 ay teminattan kalan</text:p>
          </table:table-cell>
          <table:table-cell table:style-name="ce105"/>
          <table:table-cell table:style-name="ce103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30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1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1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49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29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03">
            <text:p>Kira snyG Metin ÇELİK 4/8 31-12-2022</text:p>
          </table:table-cell>
          <table:table-cell table:style-name="ce103"/>
          <table:table-cell office:value-type="currency" office:value="1000" table:style-name="ce132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7">
            <text:p>30.03.2022</text:p>
          </table:table-cell>
          <table:table-cell office:value-type="string" table:style-name="ce103">
            <text:p>SnyF-Kynkçı Merdal 12/12-2022-23</text:p>
          </table:table-cell>
          <table:table-cell table:style-name="ce103"/>
          <table:table-cell office:value-type="string" table:style-name="ce103">
            <text:p>3 aylık kira bedeli</text:p>
          </table:table-cell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7">
            <text:p>10.10.2022</text:p>
          </table:table-cell>
          <table:table-cell office:value-type="string" table:style-name="ce103">
            <text:p>snyA Ayhan Tüfek 42000-40000</text:p>
          </table:table-cell>
          <table:table-cell table:style-name="ce105"/>
          <table:table-cell office:value-type="string" table:style-name="ce103">
            <text:p>%57,14 aylık kira bedeli</text:p>
          </table:table-cell>
          <table:table-cell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7"/>
          <table:table-cell office:value-type="string" table:style-name="ce103">
            <text:p>cihan oto 12 ay teminattan kalan</text:p>
          </table:table-cell>
          <table:table-cell table:style-name="ce105"/>
          <table:table-cell table:style-name="ce103"/>
          <table:table-cell office:value-type="float" office:value="100" table:style-name="ce103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33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50" table:default-cell-style-name="ce1"/>
        <table:table-column table:style-name="co51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52" table:default-cell-style-name="ce25"/>
        <table:table-column table:style-name="co10" table:default-cell-style-name="ce25"/>
        <table:table-column table:style-name="co53" table:default-cell-style-name="ce25"/>
        <table:table-column table:style-name="co54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34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34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5">
            <text:p>Tpl / 12</text:p>
          </table:table-cell>
          <table:table-cell office:value-type="float" office:value="37192.837500000001" table:formula="of:=[.B15]/[.A16]" table:style-name="ce136">
            <text:p>37.192,84</text:p>
          </table:table-cell>
          <table:table-cell office:value-type="float" office:value="-21853.567500000005" table:formula="of:=[.C15]/[.A16]" table:style-name="ce137">
            <text:p>-21.853,57</text:p>
          </table:table-cell>
          <table:table-cell table:style-name="ce137"/>
          <table:table-cell office:value-type="float" office:value="45447.670000000006" table:formula="of:=[.E15]/[.A16]" table:style-name="ce137">
            <text:p>45.447,67</text:p>
          </table:table-cell>
          <table:table-cell office:value-type="float" office:value="-26383.058333333334" table:formula="of:=[.F15]/[.A16]" table:style-name="ce137">
            <text:p>-26.383,06</text:p>
          </table:table-cell>
          <table:table-cell office:value-type="float" office:value="19064.611666666668" table:formula="of:=[.G15]/[.A16]" table:style-name="ce137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37">
            <text:p>29,25</text:p>
          </table:table-cell>
          <table:table-cell office:value-type="float" office:value="6.8652675000000007" table:formula="of:=[.K15]/12" table:style-name="ce137">
            <text:p>6,87</text:p>
          </table:table-cell>
          <table:table-cell office:value-type="float" office:value="22.384732499999998" table:formula="of:=[.L15]/12" table:style-name="ce137">
            <text:p>22,38</text:p>
          </table:table-cell>
          <table:table-cell office:value-type="float" office:value="7.1708333333333334" table:formula="of:=[.M15]/12" table:style-name="ce137">
            <text:p>7,17</text:p>
          </table:table-cell>
          <table:table-cell office:value-type="float" office:value="3.8416666666666668" table:formula="of:=[.N15]/12" table:style-name="ce137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38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39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27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28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28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40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1">
            <text:p>06.11.2022</text:p>
          </table:table-cell>
          <table:table-cell office:value-type="string" table:style-name="ce140">
            <text:p>Cihan Elektrik Teminat 1200 – 2/6</text:p>
          </table:table-cell>
          <table:table-cell table:style-name="ce140"/>
          <table:table-cell office:value-type="currency" office:value="200" table:style-name="ce126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1">
            <text:p>05.10.2022</text:p>
          </table:table-cell>
          <table:table-cell office:value-type="string" table:style-name="ce140">
            <text:p>Cihan Elektrik Teminat 1200 – 1/6</text:p>
          </table:table-cell>
          <table:table-cell table:style-name="ce140"/>
          <table:table-cell office:value-type="currency" office:value="200" table:style-name="ce126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1"/>
          <table:table-cell table:number-columns-repeated="2" table:style-name="ce140"/>
          <table:table-cell table:style-name="ce142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1">
            <text:p>30.03.2022</text:p>
          </table:table-cell>
          <table:table-cell office:value-type="string" table:style-name="ce140">
            <text:p>SnyF-Kynkçı Merdal 12/12-2022-23</text:p>
          </table:table-cell>
          <table:table-cell office:value-type="float" office:value="3" table:style-name="ce140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1">
            <text:p>10.10.2022</text:p>
          </table:table-cell>
          <table:table-cell office:value-type="string" table:style-name="ce140">
            <text:p>snyA Ayhan Tüfek 42000-40000</text:p>
          </table:table-cell>
          <table:table-cell table:style-name="ce143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44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4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4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4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4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44"/>
          <table:table-cell table:style-name="ce61"/>
          <table:table-cell office:value-type="currency" office:value="1250" table:style-name="ce145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4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4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44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44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44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44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44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44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4">-2.528,32</text:span></text:p>
          </table:table-cell>
          <table:table-cell table:style-name="ce64"/>
          <table:table-cell table:style-name="ce144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44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44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46">
            <text:p>snyA Ayhan Tüfek 42000-40000</text:p>
          </table:table-cell>
          <table:table-cell table:style-name="ce146"/>
          <table:table-cell office:value-type="currency" office:value="2000" table:style-name="ce147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46">
            <text:p>Cihan Elektrik Teminat 1200 – 1/6</text:p>
          </table:table-cell>
          <table:table-cell table:style-name="ce146"/>
          <table:table-cell office:value-type="currency" office:value="200" table:style-name="ce147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140">
            <text:p>SnyF-Kynkçı Merdal 12/12-2022-23</text:p>
          </table:table-cell>
          <table:table-cell table:style-name="ce140"/>
          <table:table-cell table:style-name="ce142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140">
            <text:p>SnyF-Kynkçı Merdal 11/12-2022</text:p>
          </table:table-cell>
          <table:table-cell table:style-name="ce140"/>
          <table:table-cell table:style-name="ce142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140">
            <text:p>SnyF-Kynkçı Merdal 10/12-2022</text:p>
          </table:table-cell>
          <table:table-cell table:style-name="ce140"/>
          <table:table-cell table:style-name="ce142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5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28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8">
            <text:p>Lise Arkası Kira ++++++++++++++++</text:p>
          </table:table-cell>
          <table:table-cell table:style-name="ce148"/>
          <table:table-cell office:value-type="float" office:value="20000" table:style-name="ce14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8">
            <text:p>selanik hesabına aktarılan</text:p>
          </table:table-cell>
          <table:table-cell table:style-name="ce148"/>
          <table:table-cell table:style-name="ce149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1"/>
          <table:table-cell table:number-columns-repeated="2" table:style-name="ce140"/>
          <table:table-cell table:style-name="ce15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140">
            <text:p>SnyF-Kynkçı Merdal 12/12-2022-23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140">
            <text:p>SnyF-Kynkçı Merdal 11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140">
            <text:p>SnyF-Kynkçı Merdal 10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1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2">
            <text:p>Lise Arkası Kira ++++++++++++++++</text:p>
          </table:table-cell>
          <table:table-cell table:style-name="ce152"/>
          <table:table-cell office:value-type="float" office:value="20000" table:style-name="ce153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140">
            <text:p>SnyF-Kynkçı Merdal 12/12-2022-23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140">
            <text:p>SnyF-Kynkçı Merdal 11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140">
            <text:p>SnyF-Kynkçı Merdal 10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54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54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54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54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54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55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5">
            <text:p>Doğuş Kira 11/12-2022-23 kalan bakiye</text:p>
          </table:table-cell>
          <table:table-cell table:style-name="ce125"/>
          <table:table-cell office:value-type="float" office:value="1000" table:style-name="ce128">
            <text:p>1.000,00</text:p>
          </table:table-cell>
          <table:table-cell table:style-name="ce125"/>
          <table:table-cell office:value-type="float" office:value="1000" table:style-name="ce157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58">
            <text:p>Doğuş Kira 12/12-2022-23 BANKADAN</text:p>
          </table:table-cell>
          <table:table-cell office:value-type="string" table:style-name="ce158">
            <text:p>BH</text:p>
          </table:table-cell>
          <table:table-cell office:value-type="float" office:value="5000" table:style-name="ce159">
            <text:p>5.000,00</text:p>
          </table:table-cell>
          <table:table-cell table:style-name="ce158"/>
          <table:table-cell office:value-type="float" office:value="5000" table:style-name="ce160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5">
            <text:p>SnyF-Kynkçı Merdal elektrik haziran</text:p>
          </table:table-cell>
          <table:table-cell table:style-name="ce125"/>
          <table:table-cell table:style-name="ce161"/>
          <table:table-cell table:style-name="ce125"/>
          <table:table-cell office:value-type="float" office:value="445.63" table:style-name="ce125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0">
            <text:p>SnyF-Kynkçı Merdal 10/12-2022</text:p>
          </table:table-cell>
          <table:table-cell table:style-name="ce140"/>
          <table:table-cell office:value-type="float" office:value="4000" table:formula="of:=['07'.D55]" table:style-name="ce150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0">
            <text:p>SnyF-Kynkçı Merdal 11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5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55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2">
            <text:p>05.07.2022</text:p>
          </table:table-cell>
          <table:table-cell office:value-type="string" table:style-name="ce158">
            <text:p>Doğuş Kira 11/12-2022-23<text:s/><text:span text:style-name="T5">BANKADAN</text:span></text:p>
          </table:table-cell>
          <table:table-cell table:style-name="ce158"/>
          <table:table-cell office:value-type="float" office:value="4000" table:style-name="ce159">
            <text:p>4.000,00</text:p>
          </table:table-cell>
          <table:table-cell table:style-name="ce158"/>
          <table:table-cell office:value-type="float" office:value="4000" table:style-name="ce160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52">
            <text:p>Doğuş Kira 11/12-2022-23 kalan bakiye</text:p>
          </table:table-cell>
          <table:table-cell table:style-name="ce152"/>
          <table:table-cell office:value-type="float" office:value="1000" table:style-name="ce163">
            <text:p>1.000,00</text:p>
          </table:table-cell>
          <table:table-cell table:style-name="ce152"/>
          <table:table-cell table:style-name="ce164"/>
          <table:table-cell table:style-name="ce165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SnyF-Kynkçı Merdal elektrik</text:p>
          </table:table-cell>
          <table:table-cell table:style-name="ce166"/>
          <table:table-cell office:value-type="float" office:value="445.63" table:style-name="ce167">
            <text:p>445,63</text:p>
          </table:table-cell>
          <table:table-cell table:style-name="ce168"/>
          <table:table-cell table:style-name="ce166"/>
          <table:table-cell table:style-name="ce168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6">
            <text:p>SnyF-Kynkçı Merdal 10/12-2022</text:p>
          </table:table-cell>
          <table:table-cell table:style-name="ce166"/>
          <table:table-cell office:value-type="float" office:value="4000" table:style-name="ce153">
            <text:p>4.000,00</text:p>
          </table:table-cell>
          <table:table-cell table:number-columns-repeated="3" table:style-name="ce152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9">
            <text:p>Mesut Elektrik</text:p>
          </table:table-cell>
          <table:table-cell table:style-name="ce169"/>
          <table:table-cell office:value-type="float" office:value="182.86" table:style-name="ce169">
            <text:p>182,86</text:p>
          </table:table-cell>
          <table:table-cell table:number-columns-repeated="3" table:style-name="ce170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9522138254 /CK ÇEPESAŞ/FATURA</text:p>
          </table:table-cell>
          <table:table-cell table:number-columns-repeated="2" table:style-name="ce171"/>
          <table:table-cell office:value-type="float" office:value="-1317.2" table:style-name="ce172">
            <text:p>-1.317,20</text:p>
          </table:table-cell>
          <table:table-cell table:style-name="ce172"/>
          <table:table-cell office:value-type="float" office:value="-1317.2" table:style-name="ce172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amazon 240gbWd ssd-braun-64gb 3/6</text:p>
          </table:table-cell>
          <table:table-cell table:number-columns-repeated="2" table:style-name="ce173"/>
          <table:table-cell office:value-type="float" office:value="-177.65" table:style-name="ce174">
            <text:p>-177,65</text:p>
          </table:table-cell>
          <table:table-cell table:number-columns-repeated="2" table:style-name="ce174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style-name="ce175"/>
          <table:table-cell table:style-name="ce172"/>
          <table:table-cell office:value-type="float" office:value="-1561.71" table:style-name="ce172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Doğuş Kira 11/12-2022-23</text:p>
          </table:table-cell>
          <table:table-cell table:style-name="ce166"/>
          <table:table-cell office:value-type="float" office:value="5000" table:style-name="ce168">
            <text:p>5.000,00</text:p>
          </table:table-cell>
          <table:table-cell table:number-columns-repeated="3" table:style-name="ce168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2">
            <text:p>20.06.2022</text:p>
          </table:table-cell>
          <table:table-cell office:value-type="string" table:style-name="ce158">
            <text:p>SnyF-Kynkçı Merdal 9/12-2022</text:p>
          </table:table-cell>
          <table:table-cell table:number-columns-repeated="3" table:style-name="ce158"/>
          <table:table-cell office:value-type="float" office:value="4000" table:style-name="ce160">
            <text:p>4.000,00</text:p>
          </table:table-cell>
          <table:table-cell table:style-name="ce158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SnyF-Kynkçı Merdal 10/12-2022</text:p>
          </table:table-cell>
          <table:table-cell table:style-name="ce166"/>
          <table:table-cell office:value-type="float" office:value="4000" table:style-name="ce176">
            <text:p>4.000,00</text:p>
          </table:table-cell>
          <table:table-cell table:number-columns-repeated="3" table:style-name="ce166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audi benzin</text:p>
          </table:table-cell>
          <table:table-cell table:number-columns-repeated="2" table:style-name="ce173"/>
          <table:table-cell office:value-type="float" office:value="-100" table:style-name="ce174">
            <text:p>-100,00</text:p>
          </table:table-cell>
          <table:table-cell table:number-columns-repeated="2" table:style-name="ce174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style-name="ce175"/>
          <table:table-cell table:style-name="ce172"/>
          <table:table-cell office:value-type="float" office:value="-907.97" table:style-name="ce172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77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78"/>
          <table:table-cell office:value-type="string" table:style-name="ce166">
            <text:p>SnyF-Kynkçı Merdal 9/12-2022</text:p>
          </table:table-cell>
          <table:table-cell table:style-name="ce166"/>
          <table:table-cell office:value-type="float" office:value="4000" table:style-name="ce179">
            <text:p>4.000,00</text:p>
          </table:table-cell>
          <table:table-cell table:style-name="ce166"/>
          <table:table-cell table:number-columns-repeated="2" table:style-name="ce168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55" table:default-cell-style-name="ce1"/>
        <table:table-column table:style-name="co5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3">
            <text:p>06 yb 1397 2. taksit</text:p>
          </table:table-cell>
          <table:table-cell table:number-columns-repeated="2" table:style-name="ce173"/>
          <table:table-cell office:value-type="float" office:value="-169" table:style-name="ce174">
            <text:p>-169,00</text:p>
          </table:table-cell>
          <table:table-cell table:style-name="ce180"/>
          <table:table-cell table:style-name="ce174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number-columns-repeated="2" table:style-name="ce175"/>
          <table:table-cell office:value-type="float" office:value="-3998.85" table:style-name="ce172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58">
            <text:p>Doğuş Kira 9/12-2022-23 <text:s text:c="3"/>+2000</text:p>
          </table:table-cell>
          <table:table-cell table:style-name="ce177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60" table:default-cell-style-name="ce1"/>
        <table:table-column table:style-name="co61" table:default-cell-style-name="ce1"/>
        <table:table-column table:style-name="co56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62" table:default-cell-style-name="ce1"/>
        <table:table-column table:style-name="co16" table:default-cell-style-name="ce1"/>
        <table:table-column table:style-name="co57" table:default-cell-style-name="ce1"/>
        <table:table-column table:style-name="co51" table:number-columns-repeated="2" table:default-cell-style-name="ce1"/>
        <table:table-column table:style-name="co44" table:default-cell-style-name="ce1"/>
        <table:table-column table:style-name="co31" table:default-cell-style-name="ce1"/>
        <table:table-column table:style-name="co4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7" table:default-cell-style-name="ce1"/>
        <table:table-column table:style-name="co47" table:default-cell-style-name="ce1"/>
        <table:table-column table:style-name="co35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6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62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63" table:default-cell-style-name="ce1"/>
        <table:table-column table:style-name="co52" table:default-cell-style-name="ce1"/>
        <table:table-column table:style-name="co64" table:default-cell-style-name="ce1"/>
        <table:table-column table:style-name="co65" table:default-cell-style-name="ce1"/>
        <table:table-column table:style-name="co1" table:default-cell-style-name="ce1"/>
        <table:table-column table:style-name="co65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34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34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5">
            <text:p>Tpl / 12</text:p>
          </table:table-cell>
          <table:table-cell office:value-type="float" office:value="37192.837500000001" table:style-name="ce136">
            <text:p>37.192,84</text:p>
          </table:table-cell>
          <table:table-cell office:value-type="float" office:value="-21933.009166666699" table:style-name="ce137">
            <text:p>-21.933,01</text:p>
          </table:table-cell>
          <table:table-cell table:style-name="ce137"/>
          <table:table-cell office:value-type="float" office:value="45447.67" table:style-name="ce137">
            <text:p>45.447,67</text:p>
          </table:table-cell>
          <table:table-cell office:value-type="float" office:value="-26383.058333333302" table:style-name="ce137">
            <text:p>-26.383,06</text:p>
          </table:table-cell>
          <table:table-cell office:value-type="float" office:value="19064.6116666667" table:style-name="ce137">
            <text:p>19.064,61</text:p>
          </table:table-cell>
          <table:table-cell table:style-name="ce39"/>
          <table:table-cell table:style-name="ce40"/>
          <table:table-cell office:value-type="float" office:value="29.25" table:style-name="ce137">
            <text:p>29,25</text:p>
          </table:table-cell>
          <table:table-cell office:value-type="float" office:value="6.8652674999999999" table:style-name="ce137">
            <text:p>6,87</text:p>
          </table:table-cell>
          <table:table-cell office:value-type="float" office:value="22.384732499999998" table:style-name="ce137">
            <text:p>22,38</text:p>
          </table:table-cell>
          <table:table-cell office:value-type="float" office:value="7.1708333333333298" table:style-name="ce137">
            <text:p>7,17</text:p>
          </table:table-cell>
          <table:table-cell office:value-type="float" office:value="3.8416666666666699" table:style-name="ce137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table table:name="'file:///F:/aaGitMe/tdy/01-23-dgs.ods'#01-Dgs" table:style-name="ta7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7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7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7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7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7">
        <table:table-source xlink:href="file:///F:/aaGitMe/tdy/01-23-dgs.ods" table:table-name="1203-YZD" table:mode="copy-results-only"/>
        <table:table-column/>
        <table:table-row table:number-rows-repeated="17">
          <table:table-cell table:number-columns-repeated="16384"/>
        </table:table-row>
        <table:table-row>
          <table:table-cell table:number-columns-repeated="3"/>
          <table:table-cell office:value-type="float" office:value="0.23538390227375233"/>
          <table:table-cell table:number-columns-repeated="16380"/>
        </table:table-row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0.23538390227375233"/>
          <table:table-cell table:number-columns-repeated="16380"/>
        </table:table-row>
        <table:table-row table:number-rows-repeated="1048555">
          <table:table-cell table:number-columns-repeated="16380"/>
        </table:table-row>
      </table:table>
      <table:database-ranges>
        <table:database-range table:target-range-address="NAZAN.B23:NAZAN.I41" table:name="Tablo1" table:display-filter-buttons="true">
          <table:filter>
            <table:filter-condition table:field-number="5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>
      <number:day number:style="long"/>
      <number:text>.</number:text>
      <number:month number:style="long"/>
      <number:text>.</number:text>
      <number:year number:style="long"/>
    </number:date-style>
    <number:date-style style:name="N40P0">
      <number:year number:style="long"/>
      <number:text>-</number:text>
      <number:month number:style="long"/>
      <number:text>-</number:text>
      <number:day number:style="long"/>
    </number:date-style>
    <number:text-style style:name="N40">
      <number:text-content/>
      <style:map style:condition="value()&gt;=0" style:apply-style-name="N40P0"/>
    </number:text-style>
    <number:number-style style:name="N41">
      <number:number number:decimal-places="3" number:min-decimal-places="3" number:min-integer-digits="1" number:grouping="true"/>
    </number:number-style>
    <number:number-style style:name="N42P0">
      <number:number number:decimal-places="2" number:min-decimal-places="2" number:min-integer-digits="1" number:grouping="true"/>
    </number:number-style>
    <number:number-style style:name="N42">
      <style:text-properties fo:color="#FF0000"/>
      <number:number number:decimal-places="2" number:min-decimal-places="2" number:min-integer-digits="1" number:grouping="true"/>
      <style:map style:condition="value()&gt;=0" style:apply-style-name="N42P0"/>
    </number:number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number-style style:name="N44">
      <number:text>Tpl / </number:text>
      <number:number number:min-integer-digits="1"/>
    </number:number-style>
    <number:percentage-style style:name="N45">
      <number:number number:decimal-places="4" number:min-decimal-places="4" number:min-integer-digits="1"/>
      <number:text>%</number:text>
    </number:percentage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04T11:50:49Z</dc:date>
    <meta:editing-cycles>255</meta:editing-cycles>
    <meta:editing-duration>PT26550S</meta:editing-duration>
  </office:meta>
</office:document-meta>
</file>